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05cm" draw:marker-end-width="0.205cm" draw:fill="none" draw:fill-color="#ffffff" fo:min-height="0.8cm" fo:padding-top="0.1cm" fo:padding-bottom="0.1cm" fo:padding-left="0.225cm" fo:padding-right="0.225cm"/>
    </style:style>
    <style:style style:name="gr2" style:family="graphic" style:parent-style-name="standard">
      <style:graphic-properties draw:stroke="solid" svg:stroke-width="0.05cm" svg:stroke-color="#000000" draw:marker-start-width="0.205cm" draw:marker-end-width="0.205cm" draw:fill="none" draw:fill-color="#ffffff" fo:min-height="0.75cm" fo:padding-top="0.1cm" fo:padding-bottom="0.1cm" fo:padding-left="0.225cm" fo:padding-right="0.225cm"/>
    </style:style>
    <style:style style:name="gr3" style:family="graphic" style:parent-style-name="standard">
      <style:graphic-properties draw:stroke="solid" svg:stroke-width="0.05cm" svg:stroke-color="#000000" draw:marker-start-width="0.205cm" draw:marker-end-width="0.205cm" draw:fill="none" draw:fill-color="#ffffff" fo:min-height="0.712cm" fo:padding-top="0.1cm" fo:padding-bottom="0.1cm" fo:padding-left="0.225cm" fo:padding-right="0.22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8" draw:id="id8" draw:layer="layout" svg:width="2.4cm" svg:height="1cm" svg:x="7.758cm" svg:y="7.3cm">
          <draw:text-box>
            <text:p text:style-name="P1">hip</text:p>
          </draw:text-box>
        </draw:frame>
        <draw:frame draw:style-name="gr2" draw:text-style-name="P1" xml:id="id1" draw:id="id1" draw:layer="layout" svg:width="2.4cm" svg:height="0.95cm" svg:x="7.758cm" svg:y="5.35cm">
          <draw:text-box>
            <text:p text:style-name="P1">torso</text:p>
          </draw:text-box>
        </draw:frame>
        <draw:frame draw:style-name="gr3" draw:text-style-name="P1" xml:id="id5" draw:id="id5" draw:layer="layout" svg:width="3.1cm" svg:height="0.912cm" svg:x="11.7cm" svg:y="5.588cm">
          <draw:text-box>
            <text:p text:style-name="P1">leftHand</text:p>
          </draw:text-box>
        </draw:frame>
        <draw:frame draw:style-name="gr2" draw:text-style-name="P1" xml:id="id4" draw:id="id4" draw:layer="layout" svg:width="3.4cm" svg:height="0.95cm" svg:x="3.1cm" svg:y="5.55cm">
          <draw:text-box>
            <text:p text:style-name="P1">rightHand</text:p>
          </draw:text-box>
        </draw:frame>
        <draw:frame draw:style-name="gr2" draw:text-style-name="P1" xml:id="id14" draw:id="id14" draw:layer="layout" svg:width="3.1cm" svg:height="0.95cm" svg:x="9.7cm" svg:y="11.95cm">
          <draw:text-box>
            <text:p text:style-name="P1">leftLeg</text:p>
          </draw:text-box>
        </draw:frame>
        <draw:frame draw:style-name="gr2" draw:text-style-name="P1" xml:id="id13" draw:id="id13" draw:layer="layout" svg:width="3.4cm" svg:height="0.95cm" svg:x="5.1cm" svg:y="12cm">
          <draw:text-box>
            <text:p text:style-name="P1">rightLeg</text:p>
          </draw:text-box>
        </draw:frame>
        <draw:frame draw:style-name="gr2" draw:text-style-name="P1" xml:id="id11" draw:id="id11" draw:layer="layout" svg:width="3.4cm" svg:height="0.95cm" svg:x="5.095cm" svg:y="10.2cm">
          <draw:text-box>
            <text:p text:style-name="P1">rightThigh</text:p>
          </draw:text-box>
        </draw:frame>
        <draw:frame draw:style-name="gr2" draw:text-style-name="P1" xml:id="id12" draw:id="id12" draw:layer="layout" svg:width="3.1cm" svg:height="0.95cm" svg:x="9.7cm" svg:y="10.25cm">
          <draw:text-box>
            <text:p text:style-name="P1">leftThigh</text:p>
          </draw:text-box>
        </draw:frame>
        <draw:frame draw:style-name="gr2" draw:text-style-name="P1" xml:id="id9" draw:id="id9" draw:layer="layout" svg:width="3.1cm" svg:height="0.95cm" svg:x="11.7cm" svg:y="7.126cm">
          <draw:text-box>
            <text:p text:style-name="P1">leftArm</text:p>
          </draw:text-box>
        </draw:frame>
        <draw:frame draw:style-name="gr2" draw:text-style-name="P1" xml:id="id6" draw:id="id6" draw:layer="layout" svg:width="3.4cm" svg:height="0.95cm" svg:x="3.1cm" svg:y="7.163cm">
          <draw:text-box>
            <text:p text:style-name="P1">rightArm</text:p>
          </draw:text-box>
        </draw:frame>
        <draw:frame draw:style-name="gr2" draw:text-style-name="P1" xml:id="id10" draw:id="id10" draw:layer="layout" svg:width="2.6cm" svg:height="0.95cm" svg:x="11.963cm" svg:y="8.85cm">
          <draw:text-box>
            <text:p text:style-name="P1">leftFist</text:p>
          </draw:text-box>
        </draw:frame>
        <draw:frame draw:style-name="gr2" draw:text-style-name="P1" xml:id="id7" draw:id="id7" draw:layer="layout" svg:width="3.4cm" svg:height="0.95cm" svg:x="3.095cm" svg:y="8.789cm">
          <draw:text-box>
            <text:p text:style-name="P1">rightFist</text:p>
          </draw:text-box>
        </draw:frame>
        <draw:frame draw:style-name="gr2" draw:text-style-name="P1" xml:id="id15" draw:id="id15" draw:layer="layout" svg:width="3.2cm" svg:height="0.95cm" svg:x="5.2cm" svg:y="13.9cm">
          <draw:text-box>
            <text:p text:style-name="P1">rightFoot</text:p>
          </draw:text-box>
        </draw:frame>
        <draw:frame draw:style-name="gr2" draw:text-style-name="P1" xml:id="id16" draw:id="id16" draw:layer="layout" svg:width="3.1cm" svg:height="0.95cm" svg:x="9.716cm" svg:y="13.95cm">
          <draw:text-box>
            <text:p text:style-name="P1">leftFoot</text:p>
          </draw:text-box>
        </draw:frame>
        <draw:frame draw:style-name="gr2" draw:text-style-name="P1" xml:id="id2" draw:id="id2" draw:layer="layout" svg:width="2.1cm" svg:height="0.95cm" svg:x="7.9cm" svg:y="3.695cm">
          <draw:text-box>
            <text:p text:style-name="P1">neck</text:p>
          </draw:text-box>
        </draw:frame>
        <draw:frame draw:style-name="gr2" draw:text-style-name="P1" xml:id="id3" draw:id="id3" draw:layer="layout" svg:width="2.1cm" svg:height="0.95cm" svg:x="7.9cm" svg:y="2.05cm">
          <draw:text-box>
            <text:p text:style-name="P1">head</text:p>
          </draw:text-box>
        </draw:frame>
        <draw:connector draw:style-name="gr4" draw:text-style-name="P1" draw:layer="layout" draw:type="line" svg:x1="8.958cm" svg:y1="5.35cm" svg:x2="8.95cm" svg:y2="4.645cm" draw:start-shape="id1" draw:start-glue-point="0" draw:end-shape="id2" draw:end-glue-point="2" svg:d="M8958 5350l-8-705" svg:viewBox="0 0 9 706">
          <text:p/>
        </draw:connector>
        <draw:connector draw:style-name="gr4" draw:text-style-name="P1" draw:layer="layout" draw:type="line" svg:x1="8.95cm" svg:y1="3.695cm" svg:x2="8.95cm" svg:y2="3cm" draw:start-shape="id2" draw:start-glue-point="0" draw:end-shape="id3" draw:end-glue-point="2" svg:d="M8950 3695v-695" svg:viewBox="0 0 1 696">
          <text:p/>
        </draw:connector>
        <draw:connector draw:style-name="gr4" draw:text-style-name="P1" draw:layer="layout" draw:type="line" svg:x1="7.758cm" svg:y1="5.825cm" svg:x2="6.5cm" svg:y2="6.025cm" draw:start-shape="id1" draw:start-glue-point="3" draw:end-shape="id4" draw:end-glue-point="1" svg:d="M7758 5825l-1258 200" svg:viewBox="0 0 1259 201">
          <text:p/>
        </draw:connector>
        <draw:connector draw:style-name="gr4" draw:text-style-name="P1" draw:layer="layout" draw:type="line" svg:x1="10.158cm" svg:y1="5.825cm" svg:x2="11.7cm" svg:y2="6.044cm" draw:start-shape="id1" draw:start-glue-point="1" draw:end-shape="id5" draw:end-glue-point="3" svg:d="M10158 5825l1542 219" svg:viewBox="0 0 1543 220">
          <text:p/>
        </draw:connector>
        <draw:connector draw:style-name="gr4" draw:text-style-name="P1" draw:layer="layout" draw:type="line" svg:x1="4.8cm" svg:y1="6.5cm" svg:x2="4.8cm" svg:y2="7.163cm" draw:start-shape="id4" draw:start-glue-point="2" draw:end-shape="id6" draw:end-glue-point="0" svg:d="M4800 6500v663" svg:viewBox="0 0 1 664">
          <text:p/>
        </draw:connector>
        <draw:connector draw:style-name="gr4" draw:text-style-name="P1" draw:layer="layout" draw:type="line" svg:x1="4.8cm" svg:y1="8.113cm" svg:x2="4.795cm" svg:y2="8.789cm" draw:start-shape="id6" draw:start-glue-point="2" draw:end-shape="id7" draw:end-glue-point="0" svg:d="M4800 8113l-5 676" svg:viewBox="0 0 6 677">
          <text:p/>
        </draw:connector>
        <draw:connector draw:style-name="gr4" draw:text-style-name="P1" draw:layer="layout" draw:type="line" svg:x1="8.958cm" svg:y1="7.3cm" svg:x2="8.958cm" svg:y2="6.3cm" draw:start-shape="id8" draw:start-glue-point="0" draw:end-shape="id1" draw:end-glue-point="2" svg:d="M8958 7300v-1000" svg:viewBox="0 0 1 1001">
          <text:p/>
        </draw:connector>
        <draw:connector draw:style-name="gr4" draw:text-style-name="P1" draw:layer="layout" draw:type="line" svg:x1="13.25cm" svg:y1="6.5cm" svg:x2="13.25cm" svg:y2="7.126cm" draw:start-shape="id5" draw:start-glue-point="2" draw:end-shape="id9" draw:end-glue-point="0" svg:d="M13250 6500v626" svg:viewBox="0 0 1 627">
          <text:p/>
        </draw:connector>
        <draw:connector draw:style-name="gr4" draw:text-style-name="P1" draw:layer="layout" draw:type="line" svg:x1="13.25cm" svg:y1="8.076cm" svg:x2="13.263cm" svg:y2="8.85cm" draw:start-shape="id9" draw:start-glue-point="2" draw:end-shape="id10" draw:end-glue-point="0" svg:d="M13250 8076l13 774" svg:viewBox="0 0 14 775">
          <text:p/>
        </draw:connector>
        <draw:connector draw:style-name="gr4" draw:text-style-name="P1" draw:layer="layout" draw:type="line" svg:x1="8.958cm" svg:y1="8.3cm" svg:x2="6.795cm" svg:y2="10.2cm" draw:start-shape="id8" draw:start-glue-point="2" draw:end-shape="id11" draw:end-glue-point="0" svg:d="M8958 8300l-2163 1900" svg:viewBox="0 0 2164 1901">
          <text:p/>
        </draw:connector>
        <draw:connector draw:style-name="gr4" draw:text-style-name="P1" draw:layer="layout" draw:type="line" svg:x1="8.958cm" svg:y1="8.3cm" svg:x2="11.25cm" svg:y2="10.25cm" draw:start-shape="id8" draw:start-glue-point="2" draw:end-shape="id12" draw:end-glue-point="0" svg:d="M8958 8300l2292 1950" svg:viewBox="0 0 2293 1951">
          <text:p/>
        </draw:connector>
        <draw:connector draw:style-name="gr4" draw:text-style-name="P1" draw:layer="layout" draw:type="line" svg:x1="6.795cm" svg:y1="11.15cm" svg:x2="6.8cm" svg:y2="12cm" draw:start-shape="id11" draw:start-glue-point="2" draw:end-shape="id13" draw:end-glue-point="0" svg:d="M6795 11150l5 850" svg:viewBox="0 0 6 851">
          <text:p/>
        </draw:connector>
        <draw:connector draw:style-name="gr4" draw:text-style-name="P1" draw:layer="layout" draw:type="line" svg:x1="11.25cm" svg:y1="11.2cm" svg:x2="11.25cm" svg:y2="11.95cm" draw:start-shape="id12" draw:start-glue-point="2" draw:end-shape="id14" draw:end-glue-point="0" svg:d="M11250 11200v750" svg:viewBox="0 0 1 751">
          <text:p/>
        </draw:connector>
        <draw:connector draw:style-name="gr4" draw:text-style-name="P1" draw:layer="layout" draw:type="line" svg:x1="6.8cm" svg:y1="12.95cm" svg:x2="6.8cm" svg:y2="13.9cm" draw:start-shape="id13" draw:start-glue-point="2" draw:end-shape="id15" draw:end-glue-point="0" svg:d="M6800 12950v950" svg:viewBox="0 0 1 951">
          <text:p/>
        </draw:connector>
        <draw:connector draw:style-name="gr4" draw:text-style-name="P1" draw:layer="layout" draw:type="line" svg:x1="11.25cm" svg:y1="12.9cm" svg:x2="11.266cm" svg:y2="13.95cm" draw:start-shape="id14" draw:start-glue-point="2" draw:end-shape="id16" draw:end-glue-point="0" svg:d="M11250 12900l16 1050" svg:viewBox="0 0 17 1051">
          <text:p/>
        </draw:connector>
        <draw:frame draw:style-name="gr1" draw:text-style-name="P1" xml:id="id17" draw:id="id17" draw:layer="layout" svg:width="2.4cm" svg:height="1cm" svg:x="5.3cm" svg:y="19.7cm">
          <draw:text-box>
            <text:p text:style-name="P1">axle</text:p>
          </draw:text-box>
        </draw:frame>
        <draw:frame draw:style-name="gr1" draw:text-style-name="P1" xml:id="id18" draw:id="id18" draw:layer="layout" svg:width="2.4cm" svg:height="1cm" svg:x="5.3cm" svg:y="17.8cm">
          <draw:text-box>
            <text:p text:style-name="P1">torso</text:p>
          </draw:text-box>
        </draw:frame>
        <draw:frame draw:style-name="gr1" draw:text-style-name="P1" xml:id="id21" draw:id="id21" draw:layer="layout" svg:width="2.4cm" svg:height="1cm" svg:x="5.3cm" svg:y="16cm">
          <draw:text-box>
            <text:p text:style-name="P1">head</text:p>
          </draw:text-box>
        </draw:frame>
        <draw:frame draw:style-name="gr1" draw:text-style-name="P1" xml:id="id20" draw:id="id20" draw:layer="layout" svg:width="2.4cm" svg:height="1cm" svg:x="8.9cm" svg:y="19.7cm">
          <draw:text-box>
            <text:p text:style-name="P1">leftLeg</text:p>
          </draw:text-box>
        </draw:frame>
        <draw:frame draw:style-name="gr1" draw:text-style-name="P1" xml:id="id19" draw:id="id19" draw:layer="layout" svg:width="2.8cm" svg:height="1cm" svg:x="1.3cm" svg:y="19.7cm">
          <draw:text-box>
            <text:p text:style-name="P1">rightLeg</text:p>
          </draw:text-box>
        </draw:frame>
        <draw:connector draw:style-name="gr4" draw:text-style-name="P1" draw:layer="layout" draw:type="line" svg:x1="6.5cm" svg:y1="19.7cm" svg:x2="6.5cm" svg:y2="18.8cm" draw:start-shape="id17" draw:start-glue-point="0" draw:end-shape="id18" draw:end-glue-point="2" svg:d="M6500 19700v-900" svg:viewBox="0 0 1 901">
          <text:p/>
        </draw:connector>
        <draw:connector draw:style-name="gr4" draw:text-style-name="P1" draw:layer="layout" draw:type="line" svg:x1="5.3cm" svg:y1="20.2cm" svg:x2="4.1cm" svg:y2="20.2cm" draw:start-shape="id17" draw:start-glue-point="3" draw:end-shape="id19" draw:end-glue-point="1" svg:d="M5300 20200h-1200" svg:viewBox="0 0 1201 1">
          <text:p/>
        </draw:connector>
        <draw:connector draw:style-name="gr4" draw:text-style-name="P1" draw:layer="layout" draw:type="line" svg:x1="7.7cm" svg:y1="20.2cm" svg:x2="8.9cm" svg:y2="20.2cm" draw:start-shape="id17" draw:start-glue-point="1" draw:end-shape="id20" draw:end-glue-point="3" svg:d="M7700 20200h1200" svg:viewBox="0 0 1201 1">
          <text:p/>
        </draw:connector>
        <draw:connector draw:style-name="gr4" draw:text-style-name="P1" draw:layer="layout" draw:type="line" svg:x1="6.5cm" svg:y1="17.8cm" svg:x2="6.5cm" svg:y2="17cm" draw:start-shape="id18" draw:start-glue-point="0" draw:end-shape="id21" draw:end-glue-point="2" svg:d="M6500 17800v-800" svg:viewBox="0 0 1 801">
          <text:p/>
        </draw:connector>
        <draw:frame draw:style-name="gr1" draw:text-style-name="P1" xml:id="id22" draw:id="id22" draw:layer="layout" svg:width="2.4cm" svg:height="1cm" svg:x="13.7cm" svg:y="24.7cm">
          <draw:text-box>
            <text:p text:style-name="P1">torso</text:p>
          </draw:text-box>
        </draw:frame>
        <draw:frame draw:style-name="gr1" draw:text-style-name="P1" xml:id="id25" draw:id="id25" draw:layer="layout" svg:width="2.4cm" svg:height="1cm" svg:x="13.7cm" svg:y="22.6cm">
          <draw:text-box>
            <text:p text:style-name="P1">head</text:p>
          </draw:text-box>
        </draw:frame>
        <draw:frame draw:style-name="gr1" draw:text-style-name="P1" xml:id="id24" draw:id="id24" draw:layer="layout" svg:width="2.4cm" svg:height="1cm" svg:x="17.3cm" svg:y="24.7cm">
          <draw:text-box>
            <text:p text:style-name="P1">leftLeg</text:p>
          </draw:text-box>
        </draw:frame>
        <draw:frame draw:style-name="gr1" draw:text-style-name="P1" xml:id="id23" draw:id="id23" draw:layer="layout" svg:width="2.8cm" svg:height="1cm" svg:x="9.7cm" svg:y="24.7cm">
          <draw:text-box>
            <text:p text:style-name="P1">rightLeg</text:p>
          </draw:text-box>
        </draw:frame>
        <draw:connector draw:style-name="gr4" draw:text-style-name="P1" draw:layer="layout" draw:type="line" svg:x1="13.7cm" svg:y1="25.2cm" svg:x2="12.5cm" svg:y2="25.2cm" draw:start-shape="id22" draw:start-glue-point="3" draw:end-shape="id23" draw:end-glue-point="1" svg:d="M13700 25200h-1200" svg:viewBox="0 0 1201 1">
          <text:p/>
        </draw:connector>
        <draw:connector draw:style-name="gr4" draw:text-style-name="P1" draw:layer="layout" draw:type="line" svg:x1="16.1cm" svg:y1="25.2cm" svg:x2="17.3cm" svg:y2="25.2cm" draw:start-shape="id22" draw:start-glue-point="1" draw:end-shape="id24" draw:end-glue-point="3" svg:d="M16100 25200h1200" svg:viewBox="0 0 1201 1">
          <text:p/>
        </draw:connector>
        <draw:connector draw:style-name="gr4" draw:text-style-name="P1" draw:layer="layout" draw:type="line" svg:x1="14.9cm" svg:y1="24.7cm" svg:x2="14.9cm" svg:y2="23.6cm" draw:start-shape="id22" draw:start-glue-point="0" draw:end-shape="id25" draw:end-glue-point="2" svg:d="M14900 24700v-1100" svg:viewBox="0 0 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28cm" draw:marker-end="Small_20_Arrow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0T19:40:58.223669297</meta:creation-date>
    <dc:date>2015-10-20T20:22:46.620291645</dc:date>
    <meta:editing-duration>PT26M27S</meta:editing-duration>
    <meta:editing-cycles>3</meta:editing-cycles>
    <meta:generator>LibreOffice/4.2.8.2$Linux_X86_64 LibreOffice_project/420m0$Build-2</meta:generator>
    <meta:document-statistic meta:object-count="47"/>
  </office:meta>
</office:document-meta>
</file>